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ectory.getLock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clearLock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rectory.makeLoc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openInput( String name ,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sync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rectory.setLockFactory( LockFactory lock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rectory.getLock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ory.copy( Directory src , Directory dest , boolean closeDirSr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irectory.ensureOp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